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e517" officeooo:paragraph-rsid="0005e517"/>
    </style:style>
    <style:style style:name="P2" style:family="paragraph" style:parent-style-name="Header">
      <style:text-properties fo:font-weight="bold" officeooo:rsid="00093d10" officeooo:paragraph-rsid="00093d1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57464732" text:style-name="L1">
        <text:list-item>
          <text:p text:style-name="P1">Trade</text:p>
        </text:list-item>
        <text:list-item>
          <text:p text:style-name="P1">Gala</text:p>
        </text:list-item>
        <text:list-item>
          <text:p text:style-name="P1">Swahili</text:p>
        </text:list-item>
        <text:list-item>
          <text:p text:style-name="P1">Abasuba</text:p>
        </text:list-item>
        <text:list-item>
          <text:p text:style-name="P1">Trade</text:p>
        </text:list-item>
        <text:list-item>
          <text:p text:style-name="P1">Sports, Social media, National events, Various places of worship.</text:p>
        </text:list-item>
        <text:list-item>
          <text:p text:style-name="P1">Creates new relationship, Promotes cultural and economic development, Promotes unity and harmony, Encourages independence, It gives people an opportunity ti exchange ideas\</text:p>
        </text:list-item>
        <text:list-item>
          <text:p text:style-name="P1">Physical, Economic, Political and Social factors.</text:p>
        </text:list-item>
        <text:list-item>
          <text:p text:style-name="P1">Rwanda, Burundi, Nile Valley, Mediterranean coast.</text:p>
        </text:list-item>
        <text:list-item>
          <text:p text:style-name="P1">Tsetse fly</text:p>
        </text:list-item>
        <text:list-item>
          <text:p text:style-name="P1">Sahara desert, Namib region, Kalahari desert</text:p>
        </text:list-item>
        <text:list-item>
          <text:p text:style-name="P1">Climate condition and fertile soils.</text:p>
        </text:list-item>
        <text:list-item>
          <text:p text:style-name="P1">Nile delta, Magadi, Johannesburg, Zambian copperbelt.</text:p>
        </text:list-item>
        <text:list-item>
          <text:p text:style-name="P1">Availability of jobs and presence of many industries.</text:p>
        </text:list-item>
        <text:list-item>
          <text:p text:style-name="P1">Cold and Rocky.</text:p>
          <text:p text:style-name="P1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93d10" officeooo:paragraph-rsid="00093d1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PG 51 EX 2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20:17:46.405927542</meta:creation-date>
    <dc:date>2020-04-12T20:34:16.435703341</dc:date>
    <meta:editing-duration>PT1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98" meta:character-count="630" meta:non-whitespace-character-count="562"/>
  </office:meta>
</office:document-meta>
</file>